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FC000001BBF3578B80B36713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i" svg:font-family="Ani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2.7cm" fo:min-width="0.8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1.2cm" fo:min-width="0.0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1.4cm" fo:min-width="0.05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ed1c24" draw:fill-color="#ed1c2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0.411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1cm"/>
    </style:style>
    <style:style style:name="gr11" style:family="graphic" style:parent-style-name="standard">
      <style:graphic-properties draw:stroke="none" svg:stroke-color="#000000" draw:fill="none" draw:fill-color="#ffffff" fo:min-height="0.337cm"/>
    </style:style>
    <style:style style:name="gr12" style:family="graphic" style:parent-style-name="standard">
      <style:graphic-properties svg:stroke-color="#000000" draw:fill-color="#666666" draw:textarea-horizontal-align="justify" draw:textarea-vertical-align="middle" draw:auto-grow-height="false" fo:min-height="6.95cm" fo:min-width="2.2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0.3cm"/>
    </style:style>
    <style:style style:name="gr1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7.35cm" fo:min-width="19.6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3.648cm" fo:min-width="1.292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1.673cm" fo:min-width="0.24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1.936cm" fo:min-width="0.24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1.016cm"/>
    </style:style>
    <style:style style:name="gr19" style:family="graphic" style:parent-style-name="standard">
      <style:graphic-properties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1.673cm" fo:min-width="0.239cm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1.936cm" fo:min-width="0.239cm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3.648cm" fo:min-width="1.293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fo:min-height="1.951cm"/>
    </style:style>
    <style:style style:name="gr23" style:family="graphic" style:parent-style-name="standard">
      <style:graphic-properties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3.647cm" fo:min-width="1.292cm" fo:padding-top="0.15cm" fo:padding-bottom="0.15cm" fo:padding-left="0.275cm" fo:padding-right="0.275cm"/>
    </style:style>
    <style:style style:name="gr24" style:family="graphic" style:parent-style-name="standard">
      <style:graphic-properties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1.674cm" fo:min-width="0.239cm" fo:padding-top="0.15cm" fo:padding-bottom="0.15cm" fo:padding-left="0.275cm" fo:padding-right="0.275cm"/>
    </style:style>
    <style:style style:name="gr25" style:family="graphic" style:parent-style-name="standard">
      <style:graphic-properties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1.937cm" fo:min-width="0.239cm" fo:padding-top="0.15cm" fo:padding-bottom="0.15cm" fo:padding-left="0.275cm" fo:padding-right="0.275cm"/>
    </style:style>
    <style:style style:name="gr26" style:family="graphic" style:parent-style-name="standard">
      <style:graphic-properties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1.674cm" fo:min-width="0.24cm" fo:padding-top="0.15cm" fo:padding-bottom="0.15cm" fo:padding-left="0.275cm" fo:padding-right="0.275cm"/>
    </style:style>
    <style:style style:name="gr27" style:family="graphic" style:parent-style-name="standard">
      <style:graphic-properties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1.937cm" fo:min-width="0.24cm" fo:padding-top="0.15cm" fo:padding-bottom="0.15cm" fo:padding-left="0.275cm" fo:padding-right="0.275cm"/>
    </style:style>
    <style:style style:name="gr28" style:family="graphic" style:parent-style-name="standard">
      <style:graphic-properties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3.647cm" fo:min-width="1.293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fo:min-height="0.62cm"/>
    </style:style>
    <style:style style:name="gr30" style:family="graphic" style:parent-style-name="standard">
      <style:graphic-properties svg:stroke-color="#000000" draw:fill-color="#000000" draw:textarea-horizontal-align="justify" draw:textarea-vertical-align="middle" draw:auto-grow-height="false" fo:min-height="0.079cm" fo:min-width="0.29cm"/>
    </style:style>
    <style:style style:name="gr31" style:family="graphic" style:parent-style-name="standard">
      <style:graphic-properties draw:stroke="none" svg:stroke-color="#000000" draw:fill="none" draw:fill-color="#ffffff" fo:min-height="0.522cm"/>
    </style:style>
    <style:style style:name="gr32" style:family="graphic" style:parent-style-name="standard">
      <style:graphic-properties svg:stroke-color="#000000" draw:fill-color="#666666" draw:textarea-horizontal-align="justify" draw:textarea-vertical-align="middle" draw:auto-grow-height="false" fo:min-height="9.224cm" fo:min-width="3.053cm"/>
    </style:style>
    <style:style style:name="gr33" style:family="graphic" style:parent-style-name="standard">
      <style:graphic-properties svg:stroke-color="#000000" draw:fill-color="#000000" draw:textarea-horizontal-align="justify" draw:textarea-vertical-align="middle" draw:auto-grow-height="false" fo:min-height="0.671cm" fo:min-width="0.553cm"/>
    </style:style>
    <style:style style:name="gr34" style:family="graphic" style:parent-style-name="standard">
      <style:graphic-properties svg:stroke-color="#000000" draw:fill-color="#000000" draw:textarea-horizontal-align="justify" draw:textarea-vertical-align="middle" draw:auto-grow-height="false" fo:min-height="0.013cm" fo:min-width="0.29cm"/>
    </style:style>
    <style:style style:name="gr3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9.7cm" fo:min-width="25.897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fo:min-height="0.55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  <style:text-properties fo:font-size="18pt" fo:font-weight="bold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8pt" fo:font-weight="bold" style:font-size-asian="18pt" style:font-size-complex="18pt"/>
    </style:style>
    <style:style style:name="P8" style:family="paragraph">
      <style:paragraph-properties fo:text-align="center"/>
      <style:text-properties fo:font-size="13pt" fo:font-weight="bold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fo:font-size="13pt" fo:font-weight="bold" style:font-size-asian="18pt" style:font-size-complex="18pt"/>
    </style:style>
    <style:style style:name="P10" style:family="paragraph">
      <style:paragraph-properties fo:text-align="center"/>
      <style:text-properties fo:font-size="8pt" fo:font-weight="bold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8pt" fo:font-weight="bold" style:font-size-asian="18pt" style:font-size-complex="18pt"/>
    </style:style>
    <style:style style:name="P12" style:family="paragraph">
      <loext:graphic-properties draw:fill-color="#666666"/>
      <style:paragraph-properties fo:text-align="center"/>
    </style:style>
    <style:style style:name="P13" style:family="paragraph">
      <loext:graphic-properties draw:fill-color="#000000"/>
      <style:paragraph-properties fo:text-align="center"/>
      <style:text-properties fo:color="#ed1c24" style:font-name="Ani" fo:font-size="18pt" style:font-size-asian="18pt" style:font-size-complex="18pt"/>
    </style:style>
    <style:style style:name="P14" style:family="paragraph">
      <style:text-properties fo:font-size="14pt" style:font-size-asian="18pt" style:font-size-complex="18pt"/>
    </style:style>
    <style:style style:name="P15" style:family="paragraph">
      <loext:graphic-properties draw:fill="none" draw:fill-color="#ffffff"/>
      <style:text-properties fo:font-size="14pt" style:font-size-asian="18pt" style:font-size-complex="18pt"/>
    </style:style>
    <style:style style:name="P16" style:family="paragraph">
      <style:paragraph-properties fo:text-align="end"/>
      <style:text-properties fo:font-size="14pt" style:font-size-asian="18pt" style:font-size-complex="18pt"/>
    </style:style>
    <style:style style:name="P17" style:family="paragraph">
      <loext:graphic-properties draw:fill="none" draw:fill-color="#ffffff"/>
      <style:paragraph-properties fo:text-align="end"/>
      <style:text-properties fo:font-size="14pt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3pt" fo:font-weight="bold" style:font-size-asian="18pt" style:font-size-complex="18pt"/>
    </style:style>
    <style:style style:name="T3" style:family="text">
      <style:text-properties fo:font-size="8pt" fo:font-weight="bold" style:font-size-asian="18pt" style:font-size-complex="18pt"/>
    </style:style>
    <style:style style:name="T4" style:family="text">
      <style:text-properties fo:color="#ed1c24" style:font-name="Ani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5cm" svg:height="7.895cm" svg:x="0.5cm" svg:y="1.805cm">
          <draw:image xlink:href="Pictures/10000201000004FC000001BBF3578B80B36713B7.png" xlink:type="simple" xlink:show="embed" xlink:actuate="onLoad">
            <text:p/>
          </draw:image>
        </draw:frame>
        <draw:g>
          <draw:custom-shape draw:style-name="gr2" draw:text-style-name="P2" draw:layer="layout" svg:width="1.4cm" svg:height="3cm" svg:x="0.848cm" svg:y="6.36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6cm" svg:height="1.5cm" svg:x="1.248cm" svg:y="7.46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cm" svg:height="1.7cm" svg:x="1.248cm" svg:y="7.4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0.848cm" svg:y1="9.361cm" svg:x2="1.248cm" svg:y2="9.161cm">
            <text:p/>
          </draw:line>
          <draw:line draw:style-name="gr5" draw:text-style-name="P3" draw:layer="layout" svg:x1="2.248cm" svg:y1="9.361cm" svg:x2="1.848cm" svg:y2="9.161cm">
            <text:p/>
          </draw:line>
          <draw:line draw:style-name="gr5" draw:text-style-name="P3" draw:layer="layout" svg:x1="2.248cm" svg:y1="6.361cm" svg:x2="1.848cm" svg:y2="7.461cm">
            <text:p/>
          </draw:line>
          <draw:line draw:style-name="gr5" draw:text-style-name="P3" draw:layer="layout" svg:x1="0.848cm" svg:y1="6.361cm" svg:x2="1.248cm" svg:y2="7.461cm">
            <text:p/>
          </draw:line>
          <draw:custom-shape draw:style-name="gr6" draw:text-style-name="P4" draw:layer="layout" svg:width="0.2cm" svg:height="0.2cm" svg:x="1.212cm" svg:y="6.5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0.928cm" svg:y="7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1.943cm" svg:y="7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7" draw:layer="layout" svg:width="1.4cm" svg:height="0.962cm" svg:x="0.848cm" svg:y="6.499cm">
            <draw:text-box>
              <text:p text:style-name="P6"><text:span text:style-name="T1">1</text:span></text:p>
            </draw:text-box>
          </draw:frame>
        </draw:g>
        <draw:g>
          <draw:custom-shape draw:style-name="gr2" draw:text-style-name="P2" draw:layer="layout" svg:width="1.4cm" svg:height="3cm" svg:x="3.196cm" svg:y="6.36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6cm" svg:height="1.5cm" svg:x="3.596cm" svg:y="7.46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cm" svg:height="1.7cm" svg:x="3.596cm" svg:y="7.4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196cm" svg:y1="9.361cm" svg:x2="3.596cm" svg:y2="9.161cm">
            <text:p/>
          </draw:line>
          <draw:line draw:style-name="gr5" draw:text-style-name="P3" draw:layer="layout" svg:x1="4.596cm" svg:y1="9.361cm" svg:x2="4.196cm" svg:y2="9.161cm">
            <text:p/>
          </draw:line>
          <draw:line draw:style-name="gr5" draw:text-style-name="P3" draw:layer="layout" svg:x1="4.596cm" svg:y1="6.361cm" svg:x2="4.196cm" svg:y2="7.461cm">
            <text:p/>
          </draw:line>
          <draw:line draw:style-name="gr5" draw:text-style-name="P3" draw:layer="layout" svg:x1="3.196cm" svg:y1="6.361cm" svg:x2="3.596cm" svg:y2="7.461cm">
            <text:p/>
          </draw:line>
          <draw:custom-shape draw:style-name="gr6" draw:text-style-name="P4" draw:layer="layout" svg:width="0.2cm" svg:height="0.2cm" svg:x="3.56cm" svg:y="6.5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3.276cm" svg:y="7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4.291cm" svg:y="7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7" draw:layer="layout" svg:width="1.4cm" svg:height="0.962cm" svg:x="3.196cm" svg:y="6.499cm">
            <draw:text-box>
              <text:p text:style-name="P6"><text:span text:style-name="T1">2</text:span></text:p>
            </draw:text-box>
          </draw:frame>
        </draw:g>
        <draw:g>
          <draw:custom-shape draw:style-name="gr2" draw:text-style-name="P2" draw:layer="layout" svg:width="1.4cm" svg:height="3cm" svg:x="5.535cm" svg:y="6.36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6cm" svg:height="1.5cm" svg:x="5.935cm" svg:y="7.46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cm" svg:height="1.7cm" svg:x="5.935cm" svg:y="7.4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5.535cm" svg:y1="9.361cm" svg:x2="5.935cm" svg:y2="9.161cm">
            <text:p/>
          </draw:line>
          <draw:line draw:style-name="gr5" draw:text-style-name="P3" draw:layer="layout" svg:x1="6.935cm" svg:y1="9.361cm" svg:x2="6.535cm" svg:y2="9.161cm">
            <text:p/>
          </draw:line>
          <draw:line draw:style-name="gr5" draw:text-style-name="P3" draw:layer="layout" svg:x1="6.935cm" svg:y1="6.361cm" svg:x2="6.535cm" svg:y2="7.461cm">
            <text:p/>
          </draw:line>
          <draw:line draw:style-name="gr5" draw:text-style-name="P3" draw:layer="layout" svg:x1="5.535cm" svg:y1="6.361cm" svg:x2="5.935cm" svg:y2="7.461cm">
            <text:p/>
          </draw:line>
          <draw:custom-shape draw:style-name="gr6" draw:text-style-name="P4" draw:layer="layout" svg:width="0.2cm" svg:height="0.2cm" svg:x="5.899cm" svg:y="6.5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5.615cm" svg:y="7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6.63cm" svg:y="7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7" draw:layer="layout" svg:width="1.4cm" svg:height="0.962cm" svg:x="5.535cm" svg:y="6.499cm">
            <draw:text-box>
              <text:p text:style-name="P6"><text:span text:style-name="T1">3</text:span></text:p>
            </draw:text-box>
          </draw:frame>
        </draw:g>
        <draw:g>
          <draw:custom-shape draw:style-name="gr2" draw:text-style-name="P2" draw:layer="layout" svg:width="1.4cm" svg:height="3cm" svg:x="7.896cm" svg:y="6.36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6cm" svg:height="1.5cm" svg:x="8.296cm" svg:y="7.46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cm" svg:height="1.7cm" svg:x="8.296cm" svg:y="7.4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7.896cm" svg:y1="9.361cm" svg:x2="8.296cm" svg:y2="9.161cm">
            <text:p/>
          </draw:line>
          <draw:line draw:style-name="gr5" draw:text-style-name="P3" draw:layer="layout" svg:x1="9.296cm" svg:y1="9.361cm" svg:x2="8.896cm" svg:y2="9.161cm">
            <text:p/>
          </draw:line>
          <draw:line draw:style-name="gr5" draw:text-style-name="P3" draw:layer="layout" svg:x1="9.296cm" svg:y1="6.361cm" svg:x2="8.896cm" svg:y2="7.461cm">
            <text:p/>
          </draw:line>
          <draw:line draw:style-name="gr5" draw:text-style-name="P3" draw:layer="layout" svg:x1="7.896cm" svg:y1="6.361cm" svg:x2="8.296cm" svg:y2="7.461cm">
            <text:p/>
          </draw:line>
          <draw:custom-shape draw:style-name="gr6" draw:text-style-name="P4" draw:layer="layout" svg:width="0.2cm" svg:height="0.2cm" svg:x="8.26cm" svg:y="6.5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7.976cm" svg:y="7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8.991cm" svg:y="7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7" draw:layer="layout" svg:width="1.4cm" svg:height="0.962cm" svg:x="7.896cm" svg:y="6.499cm">
            <draw:text-box>
              <text:p text:style-name="P6"><text:span text:style-name="T1">4</text:span></text:p>
            </draw:text-box>
          </draw:frame>
        </draw:g>
        <draw:g>
          <draw:custom-shape draw:style-name="gr2" draw:text-style-name="P2" draw:layer="layout" svg:width="1.4cm" svg:height="3cm" svg:x="10.244cm" svg:y="6.36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6cm" svg:height="1.5cm" svg:x="10.644cm" svg:y="7.46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cm" svg:height="1.7cm" svg:x="10.644cm" svg:y="7.4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0.244cm" svg:y1="9.361cm" svg:x2="10.644cm" svg:y2="9.161cm">
            <text:p/>
          </draw:line>
          <draw:line draw:style-name="gr5" draw:text-style-name="P3" draw:layer="layout" svg:x1="11.644cm" svg:y1="9.361cm" svg:x2="11.244cm" svg:y2="9.161cm">
            <text:p/>
          </draw:line>
          <draw:line draw:style-name="gr5" draw:text-style-name="P3" draw:layer="layout" svg:x1="11.644cm" svg:y1="6.361cm" svg:x2="11.244cm" svg:y2="7.461cm">
            <text:p/>
          </draw:line>
          <draw:line draw:style-name="gr5" draw:text-style-name="P3" draw:layer="layout" svg:x1="10.244cm" svg:y1="6.361cm" svg:x2="10.644cm" svg:y2="7.461cm">
            <text:p/>
          </draw:line>
          <draw:custom-shape draw:style-name="gr6" draw:text-style-name="P4" draw:layer="layout" svg:width="0.2cm" svg:height="0.2cm" svg:x="10.608cm" svg:y="6.5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10.324cm" svg:y="7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11.339cm" svg:y="7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7" draw:layer="layout" svg:width="1.4cm" svg:height="1.673cm" svg:x="10.244cm" svg:y="6.499cm">
            <draw:text-box>
              <text:p text:style-name="P6"><text:span text:style-name="T1">5</text:span><text:span text:style-name="T1"><text:tab/></text:span></text:p>
            </draw:text-box>
          </draw:frame>
        </draw:g>
        <draw:g>
          <draw:custom-shape draw:style-name="gr2" draw:text-style-name="P2" draw:layer="layout" svg:width="1.4cm" svg:height="3cm" svg:x="14.953cm" svg:y="6.36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6cm" svg:height="1.5cm" svg:x="15.353cm" svg:y="7.46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cm" svg:height="1.7cm" svg:x="15.353cm" svg:y="7.4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4.953cm" svg:y1="9.361cm" svg:x2="15.353cm" svg:y2="9.161cm">
            <text:p/>
          </draw:line>
          <draw:line draw:style-name="gr5" draw:text-style-name="P3" draw:layer="layout" svg:x1="16.353cm" svg:y1="9.361cm" svg:x2="15.953cm" svg:y2="9.161cm">
            <text:p/>
          </draw:line>
          <draw:line draw:style-name="gr5" draw:text-style-name="P3" draw:layer="layout" svg:x1="16.353cm" svg:y1="6.361cm" svg:x2="15.953cm" svg:y2="7.461cm">
            <text:p/>
          </draw:line>
          <draw:line draw:style-name="gr5" draw:text-style-name="P3" draw:layer="layout" svg:x1="14.953cm" svg:y1="6.361cm" svg:x2="15.353cm" svg:y2="7.461cm">
            <text:p/>
          </draw:line>
          <draw:custom-shape draw:style-name="gr6" draw:text-style-name="P4" draw:layer="layout" svg:width="0.2cm" svg:height="0.2cm" svg:x="15.317cm" svg:y="6.5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15.033cm" svg:y="7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16.048cm" svg:y="7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1.4cm" svg:height="0.962cm" svg:x="14.953cm" svg:y="6.499cm">
            <draw:text-box>
              <text:p text:style-name="P8"><text:span text:style-name="T2">CTL</text:span></text:p>
            </draw:text-box>
          </draw:frame>
        </draw:g>
        <draw:g>
          <draw:custom-shape draw:style-name="gr2" draw:text-style-name="P2" draw:layer="layout" svg:width="1.4cm" svg:height="3cm" svg:x="11.405cm" svg:y="2.9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6cm" svg:height="1.5cm" svg:x="11.805cm" svg:y="4.08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cm" svg:height="1.7cm" svg:x="11.805cm" svg:y="4.087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1.405cm" svg:y1="5.987cm" svg:x2="11.805cm" svg:y2="5.787cm">
            <text:p/>
          </draw:line>
          <draw:line draw:style-name="gr5" draw:text-style-name="P3" draw:layer="layout" svg:x1="12.805cm" svg:y1="5.987cm" svg:x2="12.405cm" svg:y2="5.787cm">
            <text:p/>
          </draw:line>
          <draw:line draw:style-name="gr5" draw:text-style-name="P3" draw:layer="layout" svg:x1="12.805cm" svg:y1="2.987cm" svg:x2="12.405cm" svg:y2="4.087cm">
            <text:p/>
          </draw:line>
          <draw:line draw:style-name="gr5" draw:text-style-name="P3" draw:layer="layout" svg:x1="11.405cm" svg:y1="2.987cm" svg:x2="11.805cm" svg:y2="4.087cm">
            <text:p/>
          </draw:line>
          <draw:custom-shape draw:style-name="gr6" draw:text-style-name="P4" draw:layer="layout" svg:width="0.2cm" svg:height="0.2cm" svg:x="11.769cm" svg:y="3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11.485cm" svg:y="3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12.5cm" svg:y="3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7" draw:layer="layout" svg:width="1.4cm" svg:height="0.962cm" svg:x="11.405cm" svg:y="3.125cm">
            <draw:text-box>
              <text:p text:style-name="P6"><text:span text:style-name="T1">10</text:span></text:p>
            </draw:text-box>
          </draw:frame>
        </draw:g>
        <draw:g>
          <draw:custom-shape draw:style-name="gr2" draw:text-style-name="P2" draw:layer="layout" svg:width="1.4cm" svg:height="3cm" svg:x="9.066cm" svg:y="2.9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6cm" svg:height="1.5cm" svg:x="9.466cm" svg:y="4.08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cm" svg:height="1.7cm" svg:x="9.466cm" svg:y="4.087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9.066cm" svg:y1="5.987cm" svg:x2="9.466cm" svg:y2="5.787cm">
            <text:p/>
          </draw:line>
          <draw:line draw:style-name="gr5" draw:text-style-name="P3" draw:layer="layout" svg:x1="10.466cm" svg:y1="5.987cm" svg:x2="10.066cm" svg:y2="5.787cm">
            <text:p/>
          </draw:line>
          <draw:line draw:style-name="gr5" draw:text-style-name="P3" draw:layer="layout" svg:x1="10.466cm" svg:y1="2.987cm" svg:x2="10.066cm" svg:y2="4.087cm">
            <text:p/>
          </draw:line>
          <draw:line draw:style-name="gr5" draw:text-style-name="P3" draw:layer="layout" svg:x1="9.066cm" svg:y1="2.987cm" svg:x2="9.466cm" svg:y2="4.087cm">
            <text:p/>
          </draw:line>
          <draw:custom-shape draw:style-name="gr6" draw:text-style-name="P4" draw:layer="layout" svg:width="0.2cm" svg:height="0.2cm" svg:x="9.43cm" svg:y="3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9.146cm" svg:y="3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10.161cm" svg:y="3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7" draw:layer="layout" svg:width="1.4cm" svg:height="0.962cm" svg:x="9.066cm" svg:y="3.125cm">
            <draw:text-box>
              <text:p text:style-name="P6"><text:span text:style-name="T1">9</text:span></text:p>
            </draw:text-box>
          </draw:frame>
        </draw:g>
        <draw:g>
          <draw:custom-shape draw:style-name="gr2" draw:text-style-name="P2" draw:layer="layout" svg:width="1.4cm" svg:height="3cm" svg:x="6.701cm" svg:y="2.9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6cm" svg:height="1.5cm" svg:x="7.101cm" svg:y="4.08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cm" svg:height="1.7cm" svg:x="7.101cm" svg:y="4.087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6.701cm" svg:y1="5.987cm" svg:x2="7.101cm" svg:y2="5.787cm">
            <text:p/>
          </draw:line>
          <draw:line draw:style-name="gr5" draw:text-style-name="P3" draw:layer="layout" svg:x1="8.101cm" svg:y1="5.987cm" svg:x2="7.701cm" svg:y2="5.787cm">
            <text:p/>
          </draw:line>
          <draw:line draw:style-name="gr5" draw:text-style-name="P3" draw:layer="layout" svg:x1="8.101cm" svg:y1="2.987cm" svg:x2="7.701cm" svg:y2="4.087cm">
            <text:p/>
          </draw:line>
          <draw:line draw:style-name="gr5" draw:text-style-name="P3" draw:layer="layout" svg:x1="6.701cm" svg:y1="2.987cm" svg:x2="7.101cm" svg:y2="4.087cm">
            <text:p/>
          </draw:line>
          <draw:custom-shape draw:style-name="gr6" draw:text-style-name="P4" draw:layer="layout" svg:width="0.2cm" svg:height="0.2cm" svg:x="7.065cm" svg:y="3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6.781cm" svg:y="3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7.796cm" svg:y="3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7" draw:layer="layout" svg:width="1.4cm" svg:height="0.962cm" svg:x="6.701cm" svg:y="3.125cm">
            <draw:text-box>
              <text:p text:style-name="P6"><text:span text:style-name="T1">8</text:span></text:p>
            </draw:text-box>
          </draw:frame>
        </draw:g>
        <draw:g>
          <draw:custom-shape draw:style-name="gr2" draw:text-style-name="P2" draw:layer="layout" svg:width="1.4cm" svg:height="3cm" svg:x="4.362cm" svg:y="2.9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6cm" svg:height="1.5cm" svg:x="4.762cm" svg:y="4.08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cm" svg:height="1.7cm" svg:x="4.762cm" svg:y="4.087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4.362cm" svg:y1="5.987cm" svg:x2="4.762cm" svg:y2="5.787cm">
            <text:p/>
          </draw:line>
          <draw:line draw:style-name="gr5" draw:text-style-name="P3" draw:layer="layout" svg:x1="5.762cm" svg:y1="5.987cm" svg:x2="5.362cm" svg:y2="5.787cm">
            <text:p/>
          </draw:line>
          <draw:line draw:style-name="gr5" draw:text-style-name="P3" draw:layer="layout" svg:x1="5.762cm" svg:y1="2.987cm" svg:x2="5.362cm" svg:y2="4.087cm">
            <text:p/>
          </draw:line>
          <draw:line draw:style-name="gr5" draw:text-style-name="P3" draw:layer="layout" svg:x1="4.362cm" svg:y1="2.987cm" svg:x2="4.762cm" svg:y2="4.087cm">
            <text:p/>
          </draw:line>
          <draw:custom-shape draw:style-name="gr6" draw:text-style-name="P4" draw:layer="layout" svg:width="0.2cm" svg:height="0.2cm" svg:x="4.726cm" svg:y="3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4.442cm" svg:y="3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5.457cm" svg:y="3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7" draw:layer="layout" svg:width="1.4cm" svg:height="0.962cm" svg:x="4.362cm" svg:y="3.125cm">
            <draw:text-box>
              <text:p text:style-name="P6"><text:span text:style-name="T1">7</text:span></text:p>
            </draw:text-box>
          </draw:frame>
        </draw:g>
        <draw:g>
          <draw:custom-shape draw:style-name="gr2" draw:text-style-name="P2" draw:layer="layout" svg:width="1.4cm" svg:height="3cm" svg:x="2.01cm" svg:y="2.9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6cm" svg:height="1.5cm" svg:x="2.41cm" svg:y="4.08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cm" svg:height="1.7cm" svg:x="2.41cm" svg:y="4.087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2.01cm" svg:y1="5.987cm" svg:x2="2.41cm" svg:y2="5.787cm">
            <text:p/>
          </draw:line>
          <draw:line draw:style-name="gr5" draw:text-style-name="P3" draw:layer="layout" svg:x1="3.41cm" svg:y1="5.987cm" svg:x2="3.01cm" svg:y2="5.787cm">
            <text:p/>
          </draw:line>
          <draw:line draw:style-name="gr5" draw:text-style-name="P3" draw:layer="layout" svg:x1="3.41cm" svg:y1="2.987cm" svg:x2="3.01cm" svg:y2="4.087cm">
            <text:p/>
          </draw:line>
          <draw:line draw:style-name="gr5" draw:text-style-name="P3" draw:layer="layout" svg:x1="2.01cm" svg:y1="2.987cm" svg:x2="2.41cm" svg:y2="4.087cm">
            <text:p/>
          </draw:line>
          <draw:custom-shape draw:style-name="gr6" draw:text-style-name="P4" draw:layer="layout" svg:width="0.2cm" svg:height="0.2cm" svg:x="2.374cm" svg:y="3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2.09cm" svg:y="3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3.105cm" svg:y="3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7" draw:layer="layout" svg:width="1.4cm" svg:height="0.962cm" svg:x="2.01cm" svg:y="3.125cm">
            <draw:text-box>
              <text:p text:style-name="P6"><text:span text:style-name="T1">6</text:span></text:p>
            </draw:text-box>
          </draw:frame>
        </draw:g>
        <draw:g>
          <draw:custom-shape draw:style-name="gr2" draw:text-style-name="P2" draw:layer="layout" svg:width="1.4cm" svg:height="3cm" svg:x="12.592cm" svg:y="6.36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6cm" svg:height="1.5cm" svg:x="12.992cm" svg:y="7.46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cm" svg:height="1.7cm" svg:x="12.992cm" svg:y="7.4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2.592cm" svg:y1="9.361cm" svg:x2="12.992cm" svg:y2="9.161cm">
            <text:p/>
          </draw:line>
          <draw:line draw:style-name="gr5" draw:text-style-name="P3" draw:layer="layout" svg:x1="13.992cm" svg:y1="9.361cm" svg:x2="13.592cm" svg:y2="9.161cm">
            <text:p/>
          </draw:line>
          <draw:line draw:style-name="gr5" draw:text-style-name="P3" draw:layer="layout" svg:x1="13.992cm" svg:y1="6.361cm" svg:x2="13.592cm" svg:y2="7.461cm">
            <text:p/>
          </draw:line>
          <draw:line draw:style-name="gr5" draw:text-style-name="P3" draw:layer="layout" svg:x1="12.592cm" svg:y1="6.361cm" svg:x2="12.992cm" svg:y2="7.461cm">
            <text:p/>
          </draw:line>
          <draw:custom-shape draw:style-name="gr6" draw:text-style-name="P4" draw:layer="layout" svg:width="0.2cm" svg:height="0.2cm" svg:x="12.956cm" svg:y="6.5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12.672cm" svg:y="7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13.687cm" svg:y="7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1" draw:layer="layout" svg:width="1.4cm" svg:height="0.661cm" svg:x="12.592cm" svg:y="6.8cm">
            <draw:text-box>
              <text:p text:style-name="P10"><text:span text:style-name="T3">Bank</text:span></text:p>
            </draw:text-box>
          </draw:frame>
          <draw:custom-shape draw:style-name="gr10" draw:text-style-name="P5" draw:layer="layout" svg:width="0.6cm" svg:height="0.25cm" svg:x="13cm" svg:y="6.8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4cm" svg:height="3cm" svg:x="13.766cm" svg:y="2.9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6cm" svg:height="1.5cm" svg:x="14.166cm" svg:y="4.08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cm" svg:height="1.7cm" svg:x="14.166cm" svg:y="4.087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3.766cm" svg:y1="5.987cm" svg:x2="14.166cm" svg:y2="5.787cm">
            <text:p/>
          </draw:line>
          <draw:line draw:style-name="gr5" draw:text-style-name="P3" draw:layer="layout" svg:x1="15.166cm" svg:y1="5.987cm" svg:x2="14.766cm" svg:y2="5.787cm">
            <text:p/>
          </draw:line>
          <draw:line draw:style-name="gr5" draw:text-style-name="P3" draw:layer="layout" svg:x1="15.166cm" svg:y1="2.987cm" svg:x2="14.766cm" svg:y2="4.087cm">
            <text:p/>
          </draw:line>
          <draw:line draw:style-name="gr5" draw:text-style-name="P3" draw:layer="layout" svg:x1="13.766cm" svg:y1="2.987cm" svg:x2="14.166cm" svg:y2="4.087cm">
            <text:p/>
          </draw:line>
          <draw:custom-shape draw:style-name="gr6" draw:text-style-name="P4" draw:layer="layout" svg:width="0.2cm" svg:height="0.2cm" svg:x="14.13cm" svg:y="3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13.846cm" svg:y="3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14.861cm" svg:y="3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1" draw:layer="layout" svg:width="1.4cm" svg:height="0.587cm" svg:x="13.766cm" svg:y="3.5cm">
            <draw:text-box>
              <text:p text:style-name="P10"><text:span text:style-name="T3">Bank</text:span></text:p>
            </draw:text-box>
          </draw:frame>
          <draw:custom-shape draw:style-name="gr7" draw:text-style-name="P5" draw:layer="layout" svg:width="0.5cm" svg:height="0.2cm" svg:x="14.2cm" svg:y="3.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2" draw:text-style-name="P12" draw:layer="layout" svg:width="2.7cm" svg:height="7.2cm" svg:x="18cm" svg:y="2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8cm" svg:height="0.7cm" svg:x="16.4cm" svg:y="4cm">
          <text:p text:style-name="P1"><text:span text:style-name="T4">88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6cm" svg:height="0.2cm" svg:x="16.5cm" svg:y="5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0.1cm" svg:height="7.6cm" svg:x="0.7cm" svg:y="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g>
            <draw:custom-shape draw:style-name="gr15" draw:text-style-name="P2" draw:layer="layout" svg:width="1.842cm" svg:height="3.948cm" svg:x="1.755cm" svg:y="11.69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0.79cm" svg:height="1.973cm" svg:x="2.281cm" svg:y="13.14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0.79cm" svg:height="2.236cm" svg:x="2.281cm" svg:y="13.14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3" draw:layer="layout" svg:x1="1.755cm" svg:y1="15.646cm" svg:x2="2.281cm" svg:y2="15.383cm">
              <text:p/>
            </draw:line>
            <draw:line draw:style-name="gr5" draw:text-style-name="P3" draw:layer="layout" svg:x1="3.597cm" svg:y1="15.646cm" svg:x2="3.071cm" svg:y2="15.383cm">
              <text:p/>
            </draw:line>
            <draw:line draw:style-name="gr5" draw:text-style-name="P3" draw:layer="layout" svg:x1="3.597cm" svg:y1="11.699cm" svg:x2="3.071cm" svg:y2="13.146cm">
              <text:p/>
            </draw:line>
            <draw:line draw:style-name="gr5" draw:text-style-name="P3" draw:layer="layout" svg:x1="1.755cm" svg:y1="11.699cm" svg:x2="2.281cm" svg:y2="13.146cm">
              <text:p/>
            </draw:line>
            <draw:custom-shape draw:style-name="gr6" draw:text-style-name="P4" draw:layer="layout" svg:width="0.263cm" svg:height="0.264cm" svg:x="2.234cm" svg:y="11.9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4cm" svg:x="1.86cm" svg:y="12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4cm" svg:x="3.196cm" svg:y="12.8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text-style-name="P7" draw:layer="layout" svg:width="1.842cm" svg:height="1.266cm" svg:x="1.755cm" svg:y="11.881cm">
              <draw:text-box>
                <text:p text:style-name="P6"><text:span text:style-name="T1">1</text:span></text:p>
              </draw:text-box>
            </draw:frame>
          </draw:g>
          <draw:g>
            <draw:custom-shape draw:style-name="gr15" draw:text-style-name="P2" draw:layer="layout" svg:width="1.842cm" svg:height="3.948cm" svg:x="4.844cm" svg:y="11.699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" draw:layer="layout" svg:width="0.789cm" svg:height="1.973cm" svg:x="5.371cm" svg:y="13.147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2" draw:layer="layout" svg:width="0.789cm" svg:height="2.236cm" svg:x="5.371cm" svg:y="13.14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3" draw:layer="layout" svg:x1="4.844cm" svg:y1="15.646cm" svg:x2="5.37cm" svg:y2="15.383cm">
              <text:p/>
            </draw:line>
            <draw:line draw:style-name="gr5" draw:text-style-name="P3" draw:layer="layout" svg:x1="6.686cm" svg:y1="15.646cm" svg:x2="6.16cm" svg:y2="15.383cm">
              <text:p/>
            </draw:line>
            <draw:line draw:style-name="gr5" draw:text-style-name="P3" draw:layer="layout" svg:x1="6.686cm" svg:y1="11.699cm" svg:x2="6.16cm" svg:y2="13.146cm">
              <text:p/>
            </draw:line>
            <draw:line draw:style-name="gr5" draw:text-style-name="P3" draw:layer="layout" svg:x1="4.844cm" svg:y1="11.699cm" svg:x2="5.37cm" svg:y2="13.146cm">
              <text:p/>
            </draw:line>
            <draw:custom-shape draw:style-name="gr6" draw:text-style-name="P4" draw:layer="layout" svg:width="0.263cm" svg:height="0.264cm" svg:x="5.323cm" svg:y="11.9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4cm" svg:height="0.264cm" svg:x="4.949cm" svg:y="12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4cm" svg:x="6.285cm" svg:y="12.8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text-style-name="P7" draw:layer="layout" svg:width="1.842cm" svg:height="1.266cm" svg:x="4.844cm" svg:y="11.881cm">
              <draw:text-box>
                <text:p text:style-name="P6"><text:span text:style-name="T1">2</text:span></text:p>
              </draw:text-box>
            </draw:frame>
          </draw:g>
          <draw:g>
            <draw:custom-shape draw:style-name="gr15" draw:text-style-name="P2" draw:layer="layout" svg:width="1.842cm" svg:height="3.948cm" svg:x="7.922cm" svg:y="11.69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0.79cm" svg:height="1.973cm" svg:x="8.448cm" svg:y="13.14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0.79cm" svg:height="2.236cm" svg:x="8.448cm" svg:y="13.14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3" draw:layer="layout" svg:x1="7.922cm" svg:y1="15.646cm" svg:x2="8.448cm" svg:y2="15.383cm">
              <text:p/>
            </draw:line>
            <draw:line draw:style-name="gr5" draw:text-style-name="P3" draw:layer="layout" svg:x1="9.764cm" svg:y1="15.646cm" svg:x2="9.238cm" svg:y2="15.383cm">
              <text:p/>
            </draw:line>
            <draw:line draw:style-name="gr5" draw:text-style-name="P3" draw:layer="layout" svg:x1="9.764cm" svg:y1="11.699cm" svg:x2="9.238cm" svg:y2="13.146cm">
              <text:p/>
            </draw:line>
            <draw:line draw:style-name="gr5" draw:text-style-name="P3" draw:layer="layout" svg:x1="7.922cm" svg:y1="11.699cm" svg:x2="8.448cm" svg:y2="13.146cm">
              <text:p/>
            </draw:line>
            <draw:custom-shape draw:style-name="gr6" draw:text-style-name="P4" draw:layer="layout" svg:width="0.263cm" svg:height="0.264cm" svg:x="8.401cm" svg:y="11.9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4cm" svg:x="8.027cm" svg:y="12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4cm" svg:x="9.363cm" svg:y="12.8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text-style-name="P7" draw:layer="layout" svg:width="1.842cm" svg:height="1.266cm" svg:x="7.922cm" svg:y="11.881cm">
              <draw:text-box>
                <text:p text:style-name="P6"><text:span text:style-name="T1">3</text:span></text:p>
              </draw:text-box>
            </draw:frame>
          </draw:g>
          <draw:g>
            <draw:custom-shape draw:style-name="gr21" draw:text-style-name="P2" draw:layer="layout" svg:width="1.843cm" svg:height="3.948cm" svg:x="11.028cm" svg:y="11.699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" draw:layer="layout" svg:width="0.789cm" svg:height="1.973cm" svg:x="11.555cm" svg:y="13.147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2" draw:layer="layout" svg:width="0.789cm" svg:height="2.236cm" svg:x="11.555cm" svg:y="13.14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3" draw:layer="layout" svg:x1="11.028cm" svg:y1="15.646cm" svg:x2="11.554cm" svg:y2="15.383cm">
              <text:p/>
            </draw:line>
            <draw:line draw:style-name="gr5" draw:text-style-name="P3" draw:layer="layout" svg:x1="12.87cm" svg:y1="15.646cm" svg:x2="12.344cm" svg:y2="15.383cm">
              <text:p/>
            </draw:line>
            <draw:line draw:style-name="gr5" draw:text-style-name="P3" draw:layer="layout" svg:x1="12.87cm" svg:y1="11.699cm" svg:x2="12.344cm" svg:y2="13.146cm">
              <text:p/>
            </draw:line>
            <draw:line draw:style-name="gr5" draw:text-style-name="P3" draw:layer="layout" svg:x1="11.028cm" svg:y1="11.699cm" svg:x2="11.554cm" svg:y2="13.146cm">
              <text:p/>
            </draw:line>
            <draw:custom-shape draw:style-name="gr6" draw:text-style-name="P4" draw:layer="layout" svg:width="0.264cm" svg:height="0.264cm" svg:x="11.507cm" svg:y="11.9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4cm" svg:x="11.134cm" svg:y="12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4cm" svg:x="12.469cm" svg:y="12.8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text-style-name="P7" draw:layer="layout" svg:width="1.843cm" svg:height="1.266cm" svg:x="11.028cm" svg:y="11.881cm">
              <draw:text-box>
                <text:p text:style-name="P6"><text:span text:style-name="T1">4</text:span></text:p>
              </draw:text-box>
            </draw:frame>
          </draw:g>
          <draw:g>
            <draw:custom-shape draw:style-name="gr15" draw:text-style-name="P2" draw:layer="layout" svg:width="1.842cm" svg:height="3.948cm" svg:x="14.118cm" svg:y="11.69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0.79cm" svg:height="1.973cm" svg:x="14.644cm" svg:y="13.14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0.79cm" svg:height="2.236cm" svg:x="14.644cm" svg:y="13.14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3" draw:layer="layout" svg:x1="14.118cm" svg:y1="15.646cm" svg:x2="14.644cm" svg:y2="15.383cm">
              <text:p/>
            </draw:line>
            <draw:line draw:style-name="gr5" draw:text-style-name="P3" draw:layer="layout" svg:x1="15.96cm" svg:y1="15.646cm" svg:x2="15.434cm" svg:y2="15.383cm">
              <text:p/>
            </draw:line>
            <draw:line draw:style-name="gr5" draw:text-style-name="P3" draw:layer="layout" svg:x1="15.96cm" svg:y1="11.699cm" svg:x2="15.434cm" svg:y2="13.146cm">
              <text:p/>
            </draw:line>
            <draw:line draw:style-name="gr5" draw:text-style-name="P3" draw:layer="layout" svg:x1="14.118cm" svg:y1="11.699cm" svg:x2="14.644cm" svg:y2="13.146cm">
              <text:p/>
            </draw:line>
            <draw:custom-shape draw:style-name="gr6" draw:text-style-name="P4" draw:layer="layout" svg:width="0.263cm" svg:height="0.264cm" svg:x="14.597cm" svg:y="11.9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4cm" svg:x="14.223cm" svg:y="12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4cm" svg:x="15.559cm" svg:y="12.8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2" draw:text-style-name="P7" draw:layer="layout" svg:width="1.842cm" svg:height="2.201cm" svg:x="14.118cm" svg:y="11.881cm">
              <draw:text-box>
                <text:p text:style-name="P6"><text:span text:style-name="T1">5</text:span><text:span text:style-name="T1"><text:tab/></text:span></text:p>
              </draw:text-box>
            </draw:frame>
          </draw:g>
          <draw:g>
            <draw:custom-shape draw:style-name="gr15" draw:text-style-name="P2" draw:layer="layout" svg:width="1.842cm" svg:height="3.948cm" svg:x="20.314cm" svg:y="11.69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0.79cm" svg:height="1.973cm" svg:x="20.84cm" svg:y="13.14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0.79cm" svg:height="2.236cm" svg:x="20.84cm" svg:y="13.14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3" draw:layer="layout" svg:x1="20.314cm" svg:y1="15.646cm" svg:x2="20.84cm" svg:y2="15.383cm">
              <text:p/>
            </draw:line>
            <draw:line draw:style-name="gr5" draw:text-style-name="P3" draw:layer="layout" svg:x1="22.156cm" svg:y1="15.646cm" svg:x2="21.63cm" svg:y2="15.383cm">
              <text:p/>
            </draw:line>
            <draw:line draw:style-name="gr5" draw:text-style-name="P3" draw:layer="layout" svg:x1="22.156cm" svg:y1="11.699cm" svg:x2="21.63cm" svg:y2="13.146cm">
              <text:p/>
            </draw:line>
            <draw:line draw:style-name="gr5" draw:text-style-name="P3" draw:layer="layout" svg:x1="20.314cm" svg:y1="11.699cm" svg:x2="20.84cm" svg:y2="13.146cm">
              <text:p/>
            </draw:line>
            <draw:custom-shape draw:style-name="gr6" draw:text-style-name="P4" draw:layer="layout" svg:width="0.263cm" svg:height="0.264cm" svg:x="20.793cm" svg:y="11.9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4cm" svg:x="20.419cm" svg:y="12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4cm" svg:x="21.755cm" svg:y="12.8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text-style-name="P9" draw:layer="layout" svg:width="1.842cm" svg:height="1.266cm" svg:x="20.314cm" svg:y="11.881cm">
              <draw:text-box>
                <text:p text:style-name="P8"><text:span text:style-name="T2">CTL</text:span></text:p>
              </draw:text-box>
            </draw:frame>
          </draw:g>
          <draw:g>
            <draw:custom-shape draw:style-name="gr23" draw:text-style-name="P2" draw:layer="layout" svg:width="1.842cm" svg:height="3.947cm" svg:x="15.646cm" svg:y="7.2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2" draw:layer="layout" svg:width="0.789cm" svg:height="1.974cm" svg:x="16.172cm" svg:y="8.707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" draw:layer="layout" svg:width="0.789cm" svg:height="2.237cm" svg:x="16.172cm" svg:y="8.70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3" draw:layer="layout" svg:x1="15.646cm" svg:y1="11.207cm" svg:x2="16.172cm" svg:y2="10.944cm">
              <text:p/>
            </draw:line>
            <draw:line draw:style-name="gr5" draw:text-style-name="P3" draw:layer="layout" svg:x1="17.487cm" svg:y1="11.207cm" svg:x2="16.961cm" svg:y2="10.944cm">
              <text:p/>
            </draw:line>
            <draw:line draw:style-name="gr5" draw:text-style-name="P3" draw:layer="layout" svg:x1="17.487cm" svg:y1="7.26cm" svg:x2="16.961cm" svg:y2="8.707cm">
              <text:p/>
            </draw:line>
            <draw:line draw:style-name="gr5" draw:text-style-name="P3" draw:layer="layout" svg:x1="15.646cm" svg:y1="7.26cm" svg:x2="16.172cm" svg:y2="8.707cm">
              <text:p/>
            </draw:line>
            <draw:custom-shape draw:style-name="gr6" draw:text-style-name="P4" draw:layer="layout" svg:width="0.264cm" svg:height="0.263cm" svg:x="16.124cm" svg:y="7.4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3cm" svg:x="15.751cm" svg:y="8.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3cm" svg:x="17.086cm" svg:y="8.3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text-style-name="P7" draw:layer="layout" svg:width="1.842cm" svg:height="1.266cm" svg:x="15.646cm" svg:y="7.441cm">
              <draw:text-box>
                <text:p text:style-name="P6"><text:span text:style-name="T1">10</text:span></text:p>
              </draw:text-box>
            </draw:frame>
          </draw:g>
          <draw:g>
            <draw:custom-shape draw:style-name="gr23" draw:text-style-name="P2" draw:layer="layout" svg:width="1.842cm" svg:height="3.947cm" svg:x="12.568cm" svg:y="7.2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2" draw:layer="layout" svg:width="0.79cm" svg:height="1.974cm" svg:x="13.094cm" svg:y="8.70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79cm" svg:height="2.237cm" svg:x="13.094cm" svg:y="8.70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3" draw:layer="layout" svg:x1="12.568cm" svg:y1="11.207cm" svg:x2="13.094cm" svg:y2="10.944cm">
              <text:p/>
            </draw:line>
            <draw:line draw:style-name="gr5" draw:text-style-name="P3" draw:layer="layout" svg:x1="14.41cm" svg:y1="11.207cm" svg:x2="13.884cm" svg:y2="10.944cm">
              <text:p/>
            </draw:line>
            <draw:line draw:style-name="gr5" draw:text-style-name="P3" draw:layer="layout" svg:x1="14.41cm" svg:y1="7.26cm" svg:x2="13.884cm" svg:y2="8.707cm">
              <text:p/>
            </draw:line>
            <draw:line draw:style-name="gr5" draw:text-style-name="P3" draw:layer="layout" svg:x1="12.568cm" svg:y1="7.26cm" svg:x2="13.094cm" svg:y2="8.707cm">
              <text:p/>
            </draw:line>
            <draw:custom-shape draw:style-name="gr6" draw:text-style-name="P4" draw:layer="layout" svg:width="0.263cm" svg:height="0.263cm" svg:x="13.047cm" svg:y="7.4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3cm" svg:x="12.673cm" svg:y="8.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3cm" svg:x="14.009cm" svg:y="8.3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text-style-name="P7" draw:layer="layout" svg:width="1.842cm" svg:height="1.266cm" svg:x="12.568cm" svg:y="7.441cm">
              <draw:text-box>
                <text:p text:style-name="P6"><text:span text:style-name="T1">9</text:span></text:p>
              </draw:text-box>
            </draw:frame>
          </draw:g>
          <draw:g>
            <draw:custom-shape draw:style-name="gr23" draw:text-style-name="P2" draw:layer="layout" svg:width="1.842cm" svg:height="3.947cm" svg:x="9.456cm" svg:y="7.2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2" draw:layer="layout" svg:width="0.79cm" svg:height="1.974cm" svg:x="9.982cm" svg:y="8.70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79cm" svg:height="2.237cm" svg:x="9.982cm" svg:y="8.70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3" draw:layer="layout" svg:x1="9.456cm" svg:y1="11.207cm" svg:x2="9.982cm" svg:y2="10.944cm">
              <text:p/>
            </draw:line>
            <draw:line draw:style-name="gr5" draw:text-style-name="P3" draw:layer="layout" svg:x1="11.298cm" svg:y1="11.207cm" svg:x2="10.772cm" svg:y2="10.944cm">
              <text:p/>
            </draw:line>
            <draw:line draw:style-name="gr5" draw:text-style-name="P3" draw:layer="layout" svg:x1="11.298cm" svg:y1="7.26cm" svg:x2="10.772cm" svg:y2="8.707cm">
              <text:p/>
            </draw:line>
            <draw:line draw:style-name="gr5" draw:text-style-name="P3" draw:layer="layout" svg:x1="9.456cm" svg:y1="7.26cm" svg:x2="9.982cm" svg:y2="8.707cm">
              <text:p/>
            </draw:line>
            <draw:custom-shape draw:style-name="gr6" draw:text-style-name="P4" draw:layer="layout" svg:width="0.263cm" svg:height="0.263cm" svg:x="9.935cm" svg:y="7.4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3cm" svg:x="9.561cm" svg:y="8.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3cm" svg:x="10.897cm" svg:y="8.3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text-style-name="P7" draw:layer="layout" svg:width="1.842cm" svg:height="1.266cm" svg:x="9.456cm" svg:y="7.441cm">
              <draw:text-box>
                <text:p text:style-name="P6"><text:span text:style-name="T1">8</text:span></text:p>
              </draw:text-box>
            </draw:frame>
          </draw:g>
          <draw:g>
            <draw:custom-shape draw:style-name="gr28" draw:text-style-name="P2" draw:layer="layout" svg:width="1.843cm" svg:height="3.947cm" svg:x="6.378cm" svg:y="7.2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2" draw:layer="layout" svg:width="0.789cm" svg:height="1.974cm" svg:x="6.905cm" svg:y="8.707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" draw:layer="layout" svg:width="0.789cm" svg:height="2.237cm" svg:x="6.905cm" svg:y="8.70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3" draw:layer="layout" svg:x1="6.378cm" svg:y1="11.207cm" svg:x2="6.904cm" svg:y2="10.944cm">
              <text:p/>
            </draw:line>
            <draw:line draw:style-name="gr5" draw:text-style-name="P3" draw:layer="layout" svg:x1="8.22cm" svg:y1="11.207cm" svg:x2="7.694cm" svg:y2="10.944cm">
              <text:p/>
            </draw:line>
            <draw:line draw:style-name="gr5" draw:text-style-name="P3" draw:layer="layout" svg:x1="8.22cm" svg:y1="7.26cm" svg:x2="7.694cm" svg:y2="8.707cm">
              <text:p/>
            </draw:line>
            <draw:line draw:style-name="gr5" draw:text-style-name="P3" draw:layer="layout" svg:x1="6.378cm" svg:y1="7.26cm" svg:x2="6.904cm" svg:y2="8.707cm">
              <text:p/>
            </draw:line>
            <draw:custom-shape draw:style-name="gr6" draw:text-style-name="P4" draw:layer="layout" svg:width="0.264cm" svg:height="0.263cm" svg:x="6.857cm" svg:y="7.4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3cm" svg:x="6.484cm" svg:y="8.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3cm" svg:x="7.819cm" svg:y="8.3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text-style-name="P7" draw:layer="layout" svg:width="1.843cm" svg:height="1.266cm" svg:x="6.378cm" svg:y="7.441cm">
              <draw:text-box>
                <text:p text:style-name="P6"><text:span text:style-name="T1">7</text:span></text:p>
              </draw:text-box>
            </draw:frame>
          </draw:g>
          <draw:g>
            <draw:custom-shape draw:style-name="gr23" draw:text-style-name="P2" draw:layer="layout" svg:width="1.842cm" svg:height="3.947cm" svg:x="3.284cm" svg:y="7.2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2" draw:layer="layout" svg:width="0.789cm" svg:height="1.974cm" svg:x="3.81cm" svg:y="8.707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" draw:layer="layout" svg:width="0.789cm" svg:height="2.237cm" svg:x="3.81cm" svg:y="8.70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3" draw:layer="layout" svg:x1="3.284cm" svg:y1="11.207cm" svg:x2="3.81cm" svg:y2="10.944cm">
              <text:p/>
            </draw:line>
            <draw:line draw:style-name="gr5" draw:text-style-name="P3" draw:layer="layout" svg:x1="5.125cm" svg:y1="11.207cm" svg:x2="4.599cm" svg:y2="10.944cm">
              <text:p/>
            </draw:line>
            <draw:line draw:style-name="gr5" draw:text-style-name="P3" draw:layer="layout" svg:x1="5.125cm" svg:y1="7.26cm" svg:x2="4.599cm" svg:y2="8.707cm">
              <text:p/>
            </draw:line>
            <draw:line draw:style-name="gr5" draw:text-style-name="P3" draw:layer="layout" svg:x1="3.284cm" svg:y1="7.26cm" svg:x2="3.81cm" svg:y2="8.707cm">
              <text:p/>
            </draw:line>
            <draw:custom-shape draw:style-name="gr6" draw:text-style-name="P4" draw:layer="layout" svg:width="0.263cm" svg:height="0.263cm" svg:x="3.763cm" svg:y="7.4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3cm" svg:x="3.389cm" svg:y="8.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4cm" svg:height="0.263cm" svg:x="4.724cm" svg:y="8.3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text-style-name="P7" draw:layer="layout" svg:width="1.842cm" svg:height="1.266cm" svg:x="3.284cm" svg:y="7.441cm">
              <draw:text-box>
                <text:p text:style-name="P6"><text:span text:style-name="T1">6</text:span></text:p>
              </draw:text-box>
            </draw:frame>
          </draw:g>
          <draw:g>
            <draw:custom-shape draw:style-name="gr15" draw:text-style-name="P2" draw:layer="layout" svg:width="1.842cm" svg:height="3.948cm" svg:x="17.207cm" svg:y="11.699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" draw:layer="layout" svg:width="0.789cm" svg:height="1.973cm" svg:x="17.734cm" svg:y="13.147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2" draw:layer="layout" svg:width="0.789cm" svg:height="2.236cm" svg:x="17.734cm" svg:y="13.14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3" draw:layer="layout" svg:x1="17.207cm" svg:y1="15.646cm" svg:x2="17.733cm" svg:y2="15.383cm">
              <text:p/>
            </draw:line>
            <draw:line draw:style-name="gr5" draw:text-style-name="P3" draw:layer="layout" svg:x1="19.049cm" svg:y1="15.646cm" svg:x2="18.523cm" svg:y2="15.383cm">
              <text:p/>
            </draw:line>
            <draw:line draw:style-name="gr5" draw:text-style-name="P3" draw:layer="layout" svg:x1="19.049cm" svg:y1="11.699cm" svg:x2="18.523cm" svg:y2="13.146cm">
              <text:p/>
            </draw:line>
            <draw:line draw:style-name="gr5" draw:text-style-name="P3" draw:layer="layout" svg:x1="17.207cm" svg:y1="11.699cm" svg:x2="17.733cm" svg:y2="13.146cm">
              <text:p/>
            </draw:line>
            <draw:custom-shape draw:style-name="gr6" draw:text-style-name="P4" draw:layer="layout" svg:width="0.263cm" svg:height="0.264cm" svg:x="17.686cm" svg:y="11.9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4cm" svg:x="17.313cm" svg:y="12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4cm" svg:x="18.648cm" svg:y="12.8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9" draw:text-style-name="P11" draw:layer="layout" svg:width="1.842cm" svg:height="0.87cm" svg:x="17.207cm" svg:y="12.277cm">
              <draw:text-box>
                <text:p text:style-name="P10"><text:span text:style-name="T3">Bank</text:span></text:p>
              </draw:text-box>
            </draw:frame>
            <draw:custom-shape draw:style-name="gr30" draw:text-style-name="P5" draw:layer="layout" svg:width="0.79cm" svg:height="0.329cm" svg:x="17.744cm" svg:y="12.276cm">
              <text:p/>
  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3" draw:text-style-name="P2" draw:layer="layout" svg:width="1.842cm" svg:height="3.947cm" svg:x="18.752cm" svg:y="7.2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2" draw:layer="layout" svg:width="0.79cm" svg:height="1.974cm" svg:x="19.278cm" svg:y="8.70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79cm" svg:height="2.237cm" svg:x="19.278cm" svg:y="8.70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3" draw:layer="layout" svg:x1="18.752cm" svg:y1="11.207cm" svg:x2="19.278cm" svg:y2="10.944cm">
              <text:p/>
            </draw:line>
            <draw:line draw:style-name="gr5" draw:text-style-name="P3" draw:layer="layout" svg:x1="20.594cm" svg:y1="11.207cm" svg:x2="20.068cm" svg:y2="10.944cm">
              <text:p/>
            </draw:line>
            <draw:line draw:style-name="gr5" draw:text-style-name="P3" draw:layer="layout" svg:x1="20.594cm" svg:y1="7.26cm" svg:x2="20.068cm" svg:y2="8.707cm">
              <text:p/>
            </draw:line>
            <draw:line draw:style-name="gr5" draw:text-style-name="P3" draw:layer="layout" svg:x1="18.752cm" svg:y1="7.26cm" svg:x2="19.278cm" svg:y2="8.707cm">
              <text:p/>
            </draw:line>
            <draw:custom-shape draw:style-name="gr6" draw:text-style-name="P4" draw:layer="layout" svg:width="0.263cm" svg:height="0.263cm" svg:x="19.231cm" svg:y="7.4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4cm" svg:height="0.263cm" svg:x="18.857cm" svg:y="8.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263cm" svg:height="0.263cm" svg:x="20.193cm" svg:y="8.3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1" draw:text-style-name="P11" draw:layer="layout" svg:width="1.842cm" svg:height="0.772cm" svg:x="18.752cm" svg:y="7.935cm">
              <draw:text-box>
                <text:p text:style-name="P10"><text:span text:style-name="T3">Bank</text:span></text:p>
              </draw:text-box>
            </draw:frame>
            <draw:custom-shape draw:style-name="gr7" draw:text-style-name="P5" draw:layer="layout" svg:width="0.658cm" svg:height="0.263cm" svg:x="19.323cm" svg:y="7.80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32" draw:text-style-name="P12" draw:layer="layout" svg:width="3.553cm" svg:height="9.474cm" svg:x="24.323cm" svg:y="6.22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3" draw:layer="layout" svg:width="1.053cm" svg:height="0.921cm" svg:x="22.218cm" svg:y="8.593cm">
            <text:p text:style-name="P1"><text:span text:style-name="T4">88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5" draw:layer="layout" svg:width="0.79cm" svg:height="0.263cm" svg:x="22.349cm" svg:y="10.172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" draw:layer="layout" svg:width="26.447cm" svg:height="10cm" svg:x="1.56cm" svg:y="5.961cm">
            <text:p/>
            <draw:enhanced-geometry svg:viewBox="0 0 21600 21600" draw:type="rectangle" draw:enhanced-path="M 0 0 L 21600 0 21600 21600 0 21600 0 0 Z N"/>
          </draw:custom-shape>
        </draw:g>
        <draw:frame draw:style-name="gr36" draw:text-style-name="P15" draw:layer="layout" svg:width="4cm" svg:height="0.802cm" draw:transform="rotate (-1.5707963267949) translate (15.402cm 16cm)">
          <draw:text-box>
            <text:p text:style-name="P14">Sustain Kronos</text:p>
          </draw:text-box>
        </draw:frame>
        <draw:frame draw:style-name="gr36" draw:text-style-name="P15" draw:layer="layout" svg:width="4cm" svg:height="0.802cm" draw:transform="rotate (-1.5707963267949) translate (12.302cm 16cm)">
          <draw:text-box>
            <text:p text:style-name="P14">Sustain P-125</text:p>
          </draw:text-box>
        </draw:frame>
        <draw:frame draw:style-name="gr36" draw:text-style-name="P15" draw:layer="layout" svg:width="4cm" svg:height="0.802cm" draw:transform="rotate (-1.5707963267949) translate (9.2cm 16cm)">
          <draw:text-box>
            <text:p text:style-name="P14">KARMA Up</text:p>
          </draw:text-box>
        </draw:frame>
        <draw:frame draw:style-name="gr36" draw:text-style-name="P15" draw:layer="layout" svg:width="4cm" svg:height="0.802cm" draw:transform="rotate (-1.5707963267949) translate (6.202cm 16cm)">
          <draw:text-box>
            <text:p text:style-name="P14">Program Up</text:p>
          </draw:text-box>
        </draw:frame>
        <draw:frame draw:style-name="gr36" draw:text-style-name="P15" draw:layer="layout" svg:width="4cm" svg:height="0.802cm" draw:transform="rotate (-1.5707963267949) translate (3.102cm 16cm)">
          <draw:text-box>
            <text:p text:style-name="P14">Drum Track</text:p>
          </draw:text-box>
        </draw:frame>
        <draw:frame draw:style-name="gr36" draw:text-style-name="P17" draw:layer="layout" svg:width="4cm" svg:height="0.802cm" draw:transform="rotate (-1.5707963267949) translate (7.702cm 1.9cm)">
          <draw:text-box>
            <text:p text:style-name="P16">Program Down</text:p>
          </draw:text-box>
        </draw:frame>
        <draw:frame draw:style-name="gr36" draw:text-style-name="P17" draw:layer="layout" svg:width="4cm" svg:height="0.802cm" draw:transform="rotate (-1.5707963267949) translate (10.8cm 1.9cm)">
          <draw:text-box>
            <text:p text:style-name="P16">KARMA Down</text:p>
          </draw:text-box>
        </draw:frame>
        <draw:frame draw:style-name="gr36" draw:text-style-name="P17" draw:layer="layout" svg:width="4.7cm" svg:height="0.802cm" draw:transform="rotate (-1.5707963267949) translate (13.802cm 1.2cm)">
          <draw:text-box>
            <text:p text:style-name="P16">Sostenuto P-125</text:p>
          </draw:text-box>
        </draw:frame>
        <draw:frame draw:style-name="gr36" draw:text-style-name="P17" draw:layer="layout" svg:width="4.7cm" svg:height="0.802cm" draw:transform="rotate (-1.5707963267949) translate (16.902cm 1.2cm)">
          <draw:text-box>
            <text:p text:style-name="P16">Sostenuto Kronos</text:p>
          </draw:text-box>
        </draw:frame>
        <draw:frame draw:style-name="gr36" draw:text-style-name="P17" draw:layer="layout" svg:width="4.7cm" svg:height="0.802cm" draw:transform="rotate (-1.5707963267949) translate (26.4cm 1.2cm)">
          <draw:text-box>
            <text:p text:style-name="P16">Volume (CC#7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i" svg:font-family="Ani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12:30:35.860942429</meta:creation-date>
    <dc:date>2018-11-11T15:58:40.861958312</dc:date>
    <meta:editing-duration>PT57M32S</meta:editing-duration>
    <meta:editing-cycles>5</meta:editing-cycles>
    <meta:generator>LibreOffice/6.0.6.2$Linux_X86_64 LibreOffice_project/00m0$Build-2</meta:generator>
    <meta:document-statistic meta:object-count="336"/>
  </office:meta>
</office:document-meta>
</file>